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table:align="margin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none"/>
    </style:style>
    <style:style style:name="Table1.A2" style:family="table-cell">
      <style:table-cell-properties fo:padding="0.097cm" fo:border-left="none" fo:border-right="none" fo:border-top="0.002cm solid #000000" fo:border-bottom="0.002cm solid #000000"/>
    </style:style>
    <style:style style:name="Table1.A3"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4" style:family="paragraph" style:parent-style-name="Standard">
      <style:text-properties style:font-name="Tahoma2" fo:font-size="11pt" fo:background-color="#ffff00" style:font-size-asian="11pt" style:font-size-complex="11pt"/>
    </style:style>
    <style:style style:name="P5" style:family="paragraph" style:parent-style-name="Standard">
      <style:text-properties style:use-window-font-color="true" style:font-name-asian="Helvetica" style:font-name-complex="Helvetica"/>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able_20_Contents">
      <style:text-properties style:font-name="Monaco1" fo:font-size="9pt" style:font-size-asian="9pt" style:font-size-complex="9pt"/>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Code">
      <style:text-properties style:font-name="Tahoma2" fo:font-size="11pt" style:font-size-asian="11pt" style:font-size-complex="11pt"/>
    </style:style>
    <style:style style:name="P11"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2"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3" style:family="paragraph" style:parent-style-name="Code">
      <style:text-properties style:font-name="Tahoma2" fo:font-size="11pt" fo:background-color="#ffff00" style:font-size-asian="11pt" style:font-size-complex="11pt"/>
    </style:style>
    <style:style style:name="P14" style:family="paragraph" style:parent-style-name="Code">
      <style:text-properties style:use-window-font-color="true" style:font-name="Tahoma2" fo:font-size="11pt" style:font-name-asian="Helvetica" style:font-size-asian="11pt" style:font-name-complex="Helvetica" style:font-size-complex="11pt"/>
    </style:style>
    <style:style style:name="P15" style:family="paragraph" style:parent-style-name="List">
      <style:paragraph-properties fo:margin-left="2.341cm" fo:margin-right="0cm" fo:text-indent="0cm" style:auto-text-indent="fals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Standard" style:master-page-name="Index">
      <style:paragraph-properties style:page-number="auto"/>
    </style:style>
    <style:style style:name="P21" style:family="paragraph" style:parent-style-name="Standard">
      <style:paragraph-properties fo:text-align="end" style:justify-single-word="false"/>
    </style:style>
    <style:style style:name="P22" style:family="paragraph" style:parent-style-name="Heading_20_TOC" style:master-page-name="Index">
      <style:paragraph-properties style:page-number="1"/>
    </style:style>
    <style:style style:name="P23" style:family="paragraph" style:parent-style-name="List" style:list-style-name="L15"/>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11">
      <style:paragraph-properties fo:margin-left="2.341cm" fo:margin-right="0cm" fo:text-indent="0cm" style:auto-text-indent="false"/>
    </style:style>
    <style:style style:name="P26" style:family="paragraph" style:parent-style-name="List" style:list-style-name="L15">
      <style:paragraph-properties fo:margin-left="2.341cm" fo:margin-right="0cm" fo:text-indent="0cm" style:auto-text-indent="false"/>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9"/>
    <style:style style:name="P35" style:family="paragraph" style:parent-style-name="Table_20_Contents" style:list-style-name="L10"/>
    <style:style style:name="P36" style:family="paragraph" style:parent-style-name="Table_20_Contents" style:list-style-name="L12"/>
    <style:style style:name="P37" style:family="paragraph" style:parent-style-name="Table_20_Contents" style:list-style-name="L13"/>
    <style:style style:name="P38" style:family="paragraph" style:parent-style-name="Table_20_Contents" style:list-style-name="L14"/>
    <style:style style:name="P39" style:family="paragraph" style:parent-style-name="Table_20_Contents" style:list-style-name="L16"/>
    <style:style style:name="P40" style:family="paragraph" style:parent-style-name="Table_20_Contents" style:list-style-name="L14">
      <style:text-properties fo:font-weight="normal" style:font-weight-asian="normal" style:font-weight-complex="normal"/>
    </style:style>
    <style:style style:name="P41"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2" text:anchor-type="paragraph" svg:x="1.6cm" svg:y="0.94cm" svg:width="7.654cm" svg:height="4.196cm" draw:z-index="0"><draw:image xlink:href="../sogo.png" xlink:type="simple" xlink:show="embed" xlink:actuate="onLoad"/></draw:frame></text:p>
      <text:p text:style-name="P2"/>
      <text:p text:style-name="P2"/>
      <text:p text:style-name="P2"/>
      <text:p text:style-name="P2"/>
      <text:p text:style-name="P2"/>
      <text:p text:style-name="P6"/>
      <text:p text:style-name="P9">Scalable OpenGroupware.org (SOGo)<text:line-break/> – Inverse Edition 1.0</text:p>
      <text:p text:style-name="P7">Installation and Configuration Guide</text:p>
      <text:p text:style-name="P2"/>
      <text:p text:style-name="P20">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RC9 – January 2009</text:p>
      <text:p text:style-name="Standard"/>
      <text:p text:style-name="Standard"/>
      <text:p text:style-name="P21"><draw:frame draw:style-name="fr2" draw:name="graphics3" text:anchor-type="as-char" svg:y="0cm" svg:width="8.814cm" svg:height="1.882cm" draw:z-index="2"><draw:image xlink:href="../inverse.jpg" xlink:type="simple" xlink:show="embed" xlink:actuate="onLoad"/></draw:frame></text:p>
      <text:p text:style-name="P2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3</text:p>
          <text:p text:style-name="P16">Chapter 2<text:tab/>Introduction <text:s text:c="2"/><text:tab/>4</text:p>
          <text:p text:style-name="P17">Architecture <text:s text:c="2"/><text:tab/>5</text:p>
          <text:p text:style-name="P16">Chapter 3<text:tab/>System Requirements <text:s text:c="2"/><text:tab/>6</text:p>
          <text:p text:style-name="P17">Assumptions <text:s text:c="2"/><text:tab/>6</text:p>
          <text:p text:style-name="P17">Minimum Hardware Requirements <text:s text:c="2"/><text:tab/>6</text:p>
          <text:p text:style-name="P17">Operating System Requirements <text:s text:c="2"/><text:tab/>8</text:p>
          <text:p text:style-name="P16">Chapter 4<text:tab/>Installation <text:s text:c="2"/><text:tab/>9</text:p>
          <text:p text:style-name="P17">Software Downloads <text:s text:c="2"/><text:tab/>9</text:p>
          <text:p text:style-name="P17">Software Installation <text:s text:c="2"/><text:tab/>9</text:p>
          <text:p text:style-name="P16">Chapter 5<text:tab/>Configuration <text:s text:c="2"/><text:tab/>10</text:p>
          <text:p text:style-name="P17">Overview and General Preferences <text:s text:c="2"/><text:tab/>10</text:p>
          <text:p text:style-name="P17">Authentication using LDAP <text:s text:c="2"/><text:tab/>12</text:p>
          <text:p text:style-name="P17">LDAP Attributes Indexing <text:s text:c="2"/><text:tab/>14</text:p>
          <text:p text:style-name="P17">Database Configuration <text:s text:c="2"/><text:tab/>14</text:p>
          <text:p text:style-name="P17">SMTP Server Configuration <text:s text:c="2"/><text:tab/>15</text:p>
          <text:p text:style-name="P17">IMAP Server Configuration <text:s text:c="2"/><text:tab/>16</text:p>
          <text:p text:style-name="P17">Web Interface Configuration <text:s text:c="2"/><text:tab/>17</text:p>
          <text:p text:style-name="P17">SOGo Configuration Summary <text:s text:c="2"/><text:tab/>17</text:p>
          <text:p text:style-name="P17">Apache Configuration <text:s text:c="2"/><text:tab/>18</text:p>
          <text:p text:style-name="P17">Starting Services <text:s text:c="2"/><text:tab/>18</text:p>
          <text:p text:style-name="P16">Chapter 6<text:tab/>Managing User Accounts <text:s text:c="2"/><text:tab/>19</text:p>
          <text:p text:style-name="P17">Creating the SOGo Administrative Account <text:s text:c="2"/><text:tab/>19</text:p>
          <text:p text:style-name="P17">Creating a User Account <text:s text:c="2"/><text:tab/>19</text:p>
          <text:p text:style-name="P16">Chapter 7<text:tab/>Funambol <text:s text:c="2"/><text:tab/>21</text:p>
          <text:p text:style-name="P16"><text:soft-page-break/>Chapter 8<text:tab/>Using SOGo <text:s text:c="2"/><text:tab/>23</text:p>
          <text:p text:style-name="P17">SOGo Web Interface <text:s text:c="2"/><text:tab/>23</text:p>
          <text:p text:style-name="P17">Mozilla Thunderbird and Lightning <text:s text:c="2"/><text:tab/>23</text:p>
          <text:p text:style-name="P17">Funambol / Mobile Devices <text:s text:c="2"/><text:tab/>24</text:p>
          <text:p text:style-name="P17">Apple iCal 3 <text:s text:c="2"/><text:tab/>24</text:p>
          <text:p text:style-name="P16">Chapter 9<text:tab/>Additional Information <text:s text:c="2"/><text:tab/>26</text:p>
          <text:p text:style-name="P16">Chapter 10<text:tab/>Commercial Support and Contact Information <text:s text:c="2"/><text:tab/>27</text:p>
          <text:p text:style-name="P16">Chapter 11<text:tab/>GNU Free Documentation License <text:s text:c="2"/><text:tab/>28</text:p>
        </text:index-body>
      </text:table-of-content>
      <text:p text:style-name="Standard"/>
      <text:h text:style-name="P1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RC9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1"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19" text:outline-level="1">System Requirements</text:h>
      <text:h text:style-name="Heading_20_2" text:outline-level="2">Assumptions</text:h>
      <text:p text:style-name="Standard">SOGo reuses many components in an infrastructure. Thus, it requires the following <text:s/>:</text:p>
      <text:list xml:id="list1341565366" text:style-name="L1">
        <text:list-header>
          <text:p text:style-name="P24">❏<text:tab/>Database server (PostgreSQL or Oracle)</text:p>
          <text:p text:style-name="P24">❏<text:tab/>LDAP server (OpenLDAP, Novell eDirectory, Microsoft Active Directory and others)</text:p>
          <text:p text:style-name="P24">❏<text:tab/>SMTP server (Postfix, Sendmail and others)</text:p>
          <text:p text:style-name="P2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452234491" text:style-name="L2">
              <text:list-header>
                <text:p text:style-name="P27">◾ Intel or AMD CPU 1 GHz</text:p>
                <text:p text:style-name="P27">◾ 512 MB of RAM (without Funambol, 1 GB RAM otherwise)</text:p>
                <text:p text:style-name="P27">◾ 1 GB of disk space</text:p>
              </text:list-header>
            </text:list>
            <text:p text:style-name="Table_20_Contents"/>
            <text:p text:style-name="Table_20_Contents">Production</text:p>
            <text:list xml:id="list1747380064" text:style-name="L3">
              <text:list-header>
                <text:p text:style-name="P28">◾ Intel or AMD CPU 3 GHz</text:p>
              </text:list-header>
            </text:list>
            <text:list xml:id="list1571800905" text:style-name="L4">
              <text:list-header>
                <text:p text:style-name="P29">◾ 2048 MB of RAM</text:p>
              </text:list-header>
            </text:list>
            <text:list xml:id="list482989948" text:style-name="L3">
              <text:list-header>
                <text:p text:style-name="P28">◾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255406570" text:style-name="L5">
              <text:list-header>
                <text:p text:style-name="P30">◾ Intel or AMD CPU 1.5 GHz</text:p>
              </text:list-header>
            </text:list>
            <text:list xml:id="list785328197" text:style-name="L6">
              <text:list-header>
                <text:p text:style-name="P31">◾ 1024x768 monitor resolution</text:p>
              </text:list-header>
            </text:list>
            <text:list xml:id="list770450499" text:style-name="L7">
              <text:list-header>
                <text:p text:style-name="P32">◾ 512 MB of RAM</text:p>
                <text:p text:style-name="P32">◾ 128 Kbps or higher network connection</text:p>
              </text:list-header>
            </text:list>
            <text:p text:style-name="Table_20_Contents"/>
            <text:p text:style-name="Table_20_Contents">Microsoft Windows</text:p>
            <text:list xml:id="list1579310153" text:style-name="L6">
              <text:list-header>
                <text:p text:style-name="P31">◾ Microsoft Windows XP SP2 or Vista</text:p>
              </text:list-header>
            </text:list>
            <text:p text:style-name="Table_20_Contents"/>
            <text:p text:style-name="Table_20_Contents">Apple Mac OS X</text:p>
            <text:list xml:id="list1976566912" text:style-name="L8">
              <text:list-header>
                <text:p text:style-name="P33">◾ Apple Mac OS X 10.2 to 10.5</text:p>
                <text:p text:style-name="P33">◾ Apple Mac OS X 10.5 for iCal 3 support</text:p>
              </text:list-header>
            </text:list>
            <text:p text:style-name="Table_20_Contents"/>
            <text:p text:style-name="Table_20_Contents">Linux</text:p>
            <text:list xml:id="list929492523" text:style-name="L9">
              <text:list-header>
                <text:p text:style-name="P34">◾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378723765" text:style-name="L10">
              <text:list-header>
                <text:p text:style-name="P35">◾ Palm OS based devices with Synthesis SyncML Client</text:p>
                <text:p text:style-name="P35">◾ Research In Motion (RIM) BlackBerry devices with NextHaus SyncJe</text:p>
                <text:p text:style-name="P35">◾ Microsoft Windows Mobile PocketPC or SmartPhone with the Funambol client</text:p>
              </text:list-header>
            </text:list>
          </table:table-cell>
        </table:table-row>
      </table:table>
      <text:p text:style-name="Standard"/>
      <text:h text:style-name="P41" text:outline-level="2">Operating System Requirements</text:h>
      <text:p text:style-name="Standard">The following 32-bit and 64-bit operating systems are currently supported by SOGo 1.0 RC9 :</text:p>
      <text:list xml:id="list1055705207" text:style-name="L11">
        <text:list-header>
          <text:p text:style-name="P25">❏<text:tab/>Red Hat Enterprise Linux 5.x Server</text:p>
          <text:p text:style-name="P25">❏<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1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i386</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0"/>
      <text:p text:style-name="Standard">Once completed, SOGo will be fully installed on your server. You are now ready to configure it.</text:p>
      <text:h text:style-name="P1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5">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0.9 SOGoServerTimeZone "America/Montreal"</text:p>
      <text:p text:style-name="Code">defaults write sogod-0.9 WOParsersUseUTF8 YES</text:p>
      <text:p text:style-name="Code">defaults write sogod-0.9 WOMessageUseUTF8 YES</text:p>
      <text:p text:style-name="Code">defaults write sogod-0.9 SOGoDefaultMailDomain "acme.com"</text:p>
      <text:p text:style-name="Code">defaults write sogod-0.9 NGUseUTF8AsURLEncoding YES</text:p>
      <text:p text:style-name="Code">defaults write sogod-0.9 WOUseRelativeURLs NO</text:p>
      <text:p text:style-name="Code">defaults write sogod-0.9 SOGoDefaultLanguage English</text:p>
      <text:p text:style-name="Code">defaults write sogod-0.9 SOGoAppointmentSendEMailNotifications YES</text:p>
      <text:p text:style-name="Code">defaults write sogod-0.9 SOGoFoldersSendEMailNotifications YES</text:p>
      <text:p text:style-name="Code">defaults write sogod-0.9 SOGoACLsSendEMailNotifications YES</text:p>
      <text:p text:style-name="Code"><text:soft-page-break/>defaults write sogod-0.9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921460517" text:style-name="L12">
              <text:list-header>
                <text:p text:style-name="P36">◾ YES – to use UTF-8 (recommended)</text:p>
                <text:p text:style-name="P36">◾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6">◾ YES – to use UTF-8 (recommended)</text:p>
                <text:p text:style-name="P36">◾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6">◾ YES – to use UTF-8 (recommended)</text:p>
                <text:p text:style-name="P36">◾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676268684" text:style-name="L13">
              <text:list-header>
                <text:p text:style-name="P37">◾ English</text:p>
                <text:p text:style-name="P37">◾ French</text:p>
                <text:p text:style-name="P37">◾ German</text:p>
                <text:p text:style-name="P37">◾ Italian</text:p>
                <text:p text:style-name="P37">◾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403744977" text:style-name="L14">
              <text:list-header>
                <text:p text:style-name="P38">◾ YES – to send notifications</text:p>
                <text:p text:style-name="P38">◾ NO – to not send notifications</text:p>
                <text:p text:style-name="P38">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34865674" text:continue-numbering="true" text:style-name="L14">
              <text:list-header>
                <text:p text:style-name="P38">◾ Public</text:p>
                <text:p text:style-name="P38">◾ Confidential</text:p>
                <text:p text:style-name="P38">◾ Private</text:p>
                <text:p text:style-name="P38">And each string must end with one of those values:</text:p>
                <text:p text:style-name="P38">◾ Viewer</text:p>
                <text:p text:style-name="P38">◾ DandTViewer</text:p>
                <text:p text:style-name="P38">◾ Modifier</text:p>
                <text:p text:style-name="P38">◾ Responder</text:p>
                <text:p text:style-name="P38">The array can also contain one or many of the following strings:</text:p>
              </text:list-header>
            </text:list>
            <text:p text:style-name="Table_20_Contents">◾ ObjectEditor</text:p>
            <text:p text:style-name="Table_20_Contents">◾ ObjectEraser</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8"><text:span text:style-name="Code_20__28_inline_29_">SOGoSuperUsernames = (&lt;username1&gt;, &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text:soft-page-break/>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0.9 SOGoAuthenticationMethod LDAP</text:p>
      <text:p text:style-name="Code">defaults write sogod-0.9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1"/>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ext:soft-page-break/>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3"/>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0"/>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2034925548" text:style-name="L15">
        <text:list-header>
          <text:p text:style-name="P26"><text:soft-page-break/>❏<text:tab/>givenName</text:p>
          <text:p text:style-name="P26">❏<text:tab/>cn</text:p>
          <text:p text:style-name="P26">❏<text:tab/>mail</text:p>
          <text:p text:style-name="P26">❏<text:tab/>sn</text:p>
          <text:p text:style-name="P23"/>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0"/>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0"/>
      <text:p text:style-name="Standard">Once added, restart the PostgreSQL database services. Then, modify the SOGo configuration to reflect your database settings :</text:p>
      <text:p text:style-name="Code">su – sogo</text:p>
      <text:p text:style-name="Code">defaults write sogod-0.9 SOGoProfileURL <text:line-break/><text:tab/>'postgresql://sogo:sogo@localhost:5432/sogo/sogo_user_profile'</text:p>
      <text:p text:style-name="Code">defaults write sogod-0.9 OCSFolderInfoURL<text:line-break/><text:tab/>'postgresql://sogo:sogo@localhost:5432/sogo/sogo_folder_info'</text:p>
      <text:p text:style-name="P10"/>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3"/>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0.9 SOGoMailingMechanism smtp</text:p>
      <text:p text:style-name="Code">defaults write sogod-0.9 SOGoSMTPServer localhost</text:p>
      <text:p text:style-name="P12"/>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363061096" text:style-name="L16">
              <text:list-header>
                <text:p text:style-name="P39"><text:span text:style-name="Code_20__28_inline_29_">◾ sendmail</text:span> – to use /usr/sbin/sendmail</text:p>
                <text:p text:style-name="P39"><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4"/>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0.9 SOGoDraftsFolderName Drafts</text:p>
      <text:p text:style-name="Code">defaults write sogod-0.9 SOGoSentFolderName Sent</text:p>
      <text:p text:style-name="Code">defaults write sogod-0.9 SOGoTrashFolderName Trash</text:p>
      <text:p text:style-name="Code">defaults write sogod-0.9 SOGoOtherUsersFolderName "Other Users"</text:p>
      <text:p text:style-name="Code">defaults write sogod-0.9 SOGoSharedFolderName "Shared Folders"</text:p>
      <text:p text:style-name="Code">defaults write sogod-0.9 SOGoFallbackIMAP4Server localhost</text:p>
      <text:p text:style-name="P13"/>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ext:soft-page-break/>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8">◾ YES</text:p>
                <text:p text:style-name="P38">◾ NO</text:p>
                <text:p text:style-name="P40">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39">Parameter used to specify which RFC the IMAP server implements with respect to ACLs. Possible values are :</text:p>
                <text:p text:style-name="P3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8">◾ YES</text:p>
                <text:p text:style-name="P38">◾ NO</text:p>
                <text:p text:style-name="P38">Defaults to NO when unset.</text:p>
              </text:list-header>
            </text:list>
          </table:table-cell>
        </table:table-row>
      </table:table>
      <text:p text:style-name="P2"/>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ZipPath (optional)</text:p>
          </table:table-cell>
          <table:table-cell table:style-name="Table1.A1" office:value-type="string">
            <text:p text:style-name="Table_20_Contents">Parameter used to specify the path of the zip binary used to archive messages. Defaults to <text:span text:style-name="Code_20__28_inline_29_">/usr/bin/zip w</text:span>hen unset.</text:p>
          </table:table-cell>
        </table:table-row>
        <table:table-row>
          <table:table-cell table:style-name="Table1.A2" office:value-type="string">
            <text:p text:style-name="Table_20_Contents">SOGoSoftQuota (optional)</text:p>
          </table:table-cell>
          <table:table-cell table:style-name="Table1.A2" office:value-type="string">
            <text:p text:style-name="Table_20_Contents">Parameter used to bypass the quota returned by the IMAP server. Acts as a soft quota.</text:p>
          </table:table-cell>
        </table:table-row>
        <table:table-row>
          <table:table-cell table:style-name="Table1.A3" office:value-type="string">
            <text:p text:style-name="Table_20_Contents">SOGoLDAPContactInfoAttribute (optional)</text:p>
          </table:table-cell>
          <table:table-cell table:style-name="Table1.A3" office:value-type="string">
            <text:p text:style-name="Table_20_Contents">Parameter used to specify an attribute that should appear in autocompletion of the web interface.</text:p>
          </table:table-cell>
        </table:table-row>
        <table:table-row>
          <table:table-cell table:style-name="Table1.A3" office:value-type="string">
            <text:p text:style-name="Table_20_Contents">SOGoMailUseOutlookStyleReplies (optional)</text:p>
          </table:table-cell>
          <table:table-cell table:style-name="Table1.A3" office:value-type="string">
            <text:p text:style-name="Table_20_Contents">Parameter used to set if email replies should use Outlook's style. Defaults to NO when unset.</text:p>
          </table:table-cell>
        </table:table-row>
      </table:table>
      <text:p text:style-name="Text_20_body"/>
      <text:h text:style-name="Heading_20_2" text:outline-level="2">SOGo Configuration Summary</text:h>
      <text:p text:style-name="Standard">The complete SOGo configuration file, which is located in <text:soft-page-break/><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0.9"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0"/>
      <text:p text:style-name="Standard">You can safely ignore the parameters, if any, contained in the NSGlobalDomain dictionary as <text:soft-page-break/>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0"/>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0"/>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2"/>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0"/>
      <text:p text:style-name="Standard">Load the LDIF file inside your LDAP server using the following command :</text:p>
      <text:p text:style-name="Code">slapadd -l jdoe.ldif -x -w qwerty -D cn=Manager,dc=acme,dc=com</text:p>
      <text:p text:style-name="P10"/>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0"/>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1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4"/>
      <text:p text:style-name="Standard">Download your preferred JDBC driver and move it to :</text:p>
      <text:p text:style-name="Code">/opt/Funambol/tools/tomcat/common/lib/</text:p>
      <text:p text:style-name="P14"/>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4"/>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4"/>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4"/>
      <text:p text:style-name="Standard">Next, install the Funambol SOGo Connector within Funambol server by issuing the following commands :</text:p>
      <text:p text:style-name="Code"><text:soft-page-break/>cd /opt/Funambol/ds-server</text:p>
      <text:p text:style-name="Code">./bin/install-modules.sh tomcat50</text:p>
      <text:p text:style-name="P14"/>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4"/>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4"/>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4"/>
      <text:p text:style-name="Standard">and save the preferences. Then, modify the following file :</text:p>
      <text:p text:style-name="Code">/opt/Funambol/ds-server/config/ca/inverse/sogo/security/SOGoOfficer.xml</text:p>
      <text:p text:style-name="P14"/>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5">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5">If you only use the SOGo Connector plug in, you can still easily access your data.</text:p>
      <text:p text:style-name="P5"><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15"><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1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23</meta:editing-cycles>
    <meta:editing-duration>PT06H38M06S</meta:editing-duration>
    <dc:date>2009-01-30T14:26:57</dc:date>
    <meta:document-statistic meta:table-count="8" meta:image-count="3" meta:object-count="0" meta:page-count="31" meta:paragraph-count="527" meta:word-count="4753" meta:character-count="31968"/>
    <meta:user-defined meta:name="Info 1"/>
    <meta:user-defined meta:name="Info 2"/>
    <meta:user-defined meta:name="Info 3"/>
    <meta:user-defined meta:name="Info 4"/>
  </office:meta>
</office:document-meta>
</file>